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e an LC3 program which does the following:</text:p>
      <text:p text:style-name="P1">* Echo each character typed on the keyboard</text:p>
      <text:p text:style-name="P1">* Keep a count of each character entered</text:p>
      <text:p text:style-name="P1">* Do the above two steps until z is entered</text:p>
      <text:p text:style-name="P1">* On Z input halt program</text:p>
      <text:p text:style-name="P1">* Character count will be in R5</text:p>
      <text:p text:style-name="P1"/>
      <text:p text:style-name="P1">01<text:tab/>START<text:tab/><text:tab/>ST<text:tab/><text:tab/>Rl,SaveRl<text:tab/><text:tab/>; Save registers needed</text:p>
      <text:p text:style-name="P1">02<text:tab/><text:tab/><text:tab/>ST<text:tab/><text:tab/>R2,SaveR2<text:tab/><text:tab/>; by this routine</text:p>
      <text:p text:style-name="P1">03<text:tab/><text:tab/><text:tab/>ST<text:tab/><text:tab/>R3,SaveR3</text:p>
      <text:p text:style-name="P1">04<text:tab/>;</text:p>
      <text:p text:style-name="P1">05<text:tab/><text:tab/><text:tab/>LD<text:tab/><text:tab/>R2 / Newline</text:p>
      <text:p text:style-name="P1">06<text:tab/>LI<text:tab/><text:tab/>LDI<text:tab/><text:tab/>R3,DSR</text:p>
      <text:p text:style-name="P1">07<text:tab/><text:tab/><text:tab/>BRzp<text:tab/><text:tab/>LI<text:tab/><text:tab/><text:tab/>; Loop until monitor is ready</text:p>
      <text:p text:style-name="P1">08<text:tab/><text:tab/><text:tab/>STI<text:tab/><text:tab/>R2,DDR<text:tab/><text:tab/>; Move cursor to new clean line</text:p>
      <text:p text:style-name="P1">09<text:tab/>;</text:p>
      <text:p text:style-name="P1">OA<text:tab/><text:tab/><text:tab/>LEA<text:tab/><text:tab/>Rl,Prompt<text:tab/><text:tab/>; Starting address of prompt string</text:p>
      <text:p text:style-name="P1">OB<text:tab/>Loop<text:tab/><text:tab/>LDR<text:tab/><text:tab/>R0,R1,#0<text:tab/><text:tab/>; Write the input prompt</text:p>
      <text:p text:style-name="P1">OC<text:tab/><text:tab/><text:tab/>BRz<text:tab/><text:tab/>Input<text:tab/><text:tab/><text:tab/>; End of prompt string</text:p>
      <text:p text:style-name="P1">OD<text:tab/>L2<text:tab/><text:tab/>LDI<text:tab/><text:tab/>R3,DSR</text:p>
      <text:p text:style-name="P1">OE<text:tab/><text:tab/><text:tab/>BRzp<text:tab/><text:tab/>L2<text:tab/><text:tab/><text:tab/>; Loop until monitor is ready</text:p>
      <text:p text:style-name="P1">OF<text:tab/><text:tab/><text:tab/>STI<text:tab/><text:tab/>R0,DDR<text:tab/><text:tab/>; Write next prompt character</text:p>
      <text:p text:style-name="P1">10<text:tab/><text:tab/><text:tab/>ADD<text:tab/><text:tab/>R1,R1,#1<text:tab/><text:tab/>; Increment prompt pointer</text:p>
      <text:p text:style-name="P1">11<text:tab/><text:tab/><text:tab/>BRnzp<text:tab/>Loop<text:tab/><text:tab/><text:tab/><text:tab/>; Get next prompt character</text:p>
      <text:p text:style-name="P1">12<text:tab/>;</text:p>
      <text:p text:style-name="P1">13<text:tab/>Input<text:tab/><text:tab/>LDI<text:tab/><text:tab/>R3,KBSR</text:p>
      <text:p text:style-name="P1">14<text:tab/><text:tab/><text:tab/>BRzp<text:tab/><text:tab/>Input<text:tab/><text:tab/><text:tab/>; Poll until a character is typed</text:p>
      <text:p text:style-name="P1">15<text:tab/><text:tab/><text:tab/>LDI<text:tab/><text:tab/>R0,KBDR<text:tab/><text:tab/>; Load input character into R0</text:p>
      <text:p text:style-name="P1">16 <text:tab/>L3<text:tab/><text:tab/>LDI<text:tab/><text:tab/>R3,DSR</text:p>
      <text:p text:style-name="P1">17<text:tab/><text:tab/><text:tab/>BRzp<text:tab/><text:tab/>L3<text:tab/><text:tab/><text:tab/>; Loop until monitor is ready</text:p>
      <text:p text:style-name="P1">18<text:tab/><text:tab/><text:tab/>STI<text:tab/><text:tab/>R0,DDR<text:tab/><text:tab/>; Echo input character</text:p>
      <text:p text:style-name="P1">19<text:tab/>;</text:p>
      <text:p text:style-name="P1">1A<text:tab/>L4<text:tab/><text:tab/>LDI<text:tab/><text:tab/>R3,DSR</text:p>
      <text:p text:style-name="P1">IB<text:tab/><text:tab/><text:tab/>BRzp<text:tab/><text:tab/>L4<text:tab/><text:tab/><text:tab/>; Loop until monitor is ready</text:p>
      <text:p text:style-name="P1">1C<text:tab/><text:tab/><text:tab/>STI<text:tab/><text:tab/>R2,DDR<text:tab/><text:tab/>; Move cursor to new clean line</text:p>
      <text:p text:style-name="P1">ID<text:tab/><text:tab/><text:tab/>LD<text:tab/><text:tab/>Rl,SaveRl<text:tab/><text:tab/>; Restore registers</text:p>
      <text:p text:style-name="P1">IE<text:tab/><text:tab/><text:tab/>LD<text:tab/><text:tab/>R2,SaveR2<text:tab/><text:tab/>; to original values</text:p>
      <text:p text:style-name="P1">IF<text:tab/><text:tab/><text:tab/>LD<text:tab/><text:tab/>R3,SaveR3</text:p>
      <text:p text:style-name="P1">20<text:tab/><text:tab/><text:tab/>BRnzp<text:tab/>NEXT_TASK<text:tab/><text:tab/><text:tab/>; Do the program's next task</text:p>
      <text:p text:style-name="P1">21<text:tab/>;</text:p>
      <text:p text:style-name="P1">22<text:tab/>SaveRl<text:tab/>.BKLW<text:tab/><text:tab/>1<text:tab/><text:tab/><text:tab/>; Memory for registers saved</text:p>
      <text:p text:style-name="P1">23<text:tab/>SaveR2<text:tab/>.BKLW<text:tab/><text:tab/>1</text:p>
      <text:p text:style-name="P1">24<text:tab/>SaveR3<text:tab/>.BKLW<text:tab/><text:tab/>1</text:p>
      <text:p text:style-name="P1">25<text:tab/>DSR<text:tab/><text:tab/>.FILL<text:tab/><text:tab/>XFE04</text:p>
      <text:p text:style-name="P1">26<text:tab/>DDR<text:tab/><text:tab/>.FILL<text:tab/><text:tab/>XFE06</text:p>
      <text:p text:style-name="P1">27<text:tab/>KBSR<text:tab/><text:tab/>.FILL<text:tab/><text:tab/>xFE00</text:p>
      <text:p text:style-name="P1">28<text:tab/>KBDR<text:tab/><text:tab/>.FILL<text:tab/><text:tab/>XFE02</text:p>
      <text:p text:style-name="P1">29<text:tab/>Newline<text:tab/>.FILL<text:tab/><text:tab/>x000A<text:tab/><text:tab/><text:tab/>; ASCII code for newline</text:p>
      <text:p text:style-name="P1">2A<text:tab/>Prompt<text:tab/>.STRINGZ ‘’Input a characters&gt;’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12T22:38:18.117355526</meta:creation-date>
    <dc:date>2017-03-20T13:13:05.07</dc:date>
    <meta:editing-duration>PT5H18M18S</meta:editing-duration>
    <meta:editing-cycles>2</meta:editing-cycles>
    <meta:generator>OpenOffice/4.1.3$Win32 OpenOffice.org_project/413m1$Build-9783</meta:generator>
    <dc:creator>Yipyip Snyder</dc:creator>
    <meta:document-statistic meta:table-count="0" meta:image-count="0" meta:object-count="0" meta:page-count="1" meta:paragraph-count="48" meta:word-count="304" meta:character-count="1576"/>
  </office:meta>
</office:document-meta>
</file>